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6.3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style:font-name="Liberation Serif"/>
    </style:style>
    <style:style style:name="ce2" style:family="table-cell" style:parent-style-name="Default">
      <style:table-cell-properties fo:background-color="#ffd7d7" fo:border="0.74pt solid #000000"/>
      <style:text-properties style:font-name="Liberation Serif"/>
    </style:style>
    <style:style style:name="ce3" style:family="table-cell" style:parent-style-name="Default" style:data-style-name="N111">
      <style:table-cell-properties fo:background-color="#ffd7d7" fo:border="0.74pt solid #000000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302cm" svg:height="6.713cm" svg:x="36.942cm" svg:y="8.971cm">
            <draw:object draw:notify-on-update-of-ranges="Sheet1.A4:Sheet1.A13 Sheet1.D3:Sheet1.D3 Sheet1.D4:Sheet1.D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3cm" svg:height="6.71cm" svg:x="36.902cm" svg:y="1.656cm">
            <draw:object draw:notify-on-update-of-ranges="Sheet1.A4:Sheet1.A13 Sheet1.C3:Sheet1.C3 Sheet1.C4:Sheet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3cm" svg:height="6.71cm" svg:x="24.144cm" svg:y="1.718cm">
            <draw:object draw:notify-on-update-of-ranges="Sheet1.A4:Sheet1.A13 Sheet1.B3:Sheet1.B3 Sheet1.B4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USUARIOS</text:p>
          </table:table-cell>
          <table:table-cell table:style-name="ce1" office:value-type="string" calcext:value-type="string">
            <text:p>TIEMPO DE RESPUESTA</text:p>
          </table:table-cell>
          <table:table-cell table:style-name="ce1" office:value-type="string" calcext:value-type="string">
            <text:p>TIEMPO DE RESPUESTA(doble)</text:p>
          </table:table-cell>
          <table:table-cell table:style-name="ce1" office:value-type="string" calcext:value-type="string">
            <text:p>TIEMPO DE RESPUESTA(mitad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9" calcext:value-type="float">
            <text:p>0.639</text:p>
          </table:table-cell>
          <table:table-cell office:value-type="float" office:value="0.5546" calcext:value-type="float">
            <text:p>0.555</text:p>
          </table:table-cell>
          <table:table-cell office:value-type="float" office:value="0.8516" calcext:value-type="float">
            <text:p>0.8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23" calcext:value-type="float">
            <text:p>0.992</text:p>
          </table:table-cell>
          <table:table-cell office:value-type="float" office:value="0.664" calcext:value-type="float">
            <text:p>0.664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17" calcext:value-type="float">
            <text:p>1.917</text:p>
          </table:table-cell>
          <table:table-cell office:value-type="float" office:value="0.834" calcext:value-type="float">
            <text:p>0.834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75" calcext:value-type="float">
            <text:p>4.075</text:p>
          </table:table-cell>
          <table:table-cell office:value-type="float" office:value="1.128" calcext:value-type="float">
            <text:p>1.128</text:p>
          </table:table-cell>
          <table:table-cell office:value-type="float" office:value="8" calcext:value-type="float">
            <text:p>8.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001" calcext:value-type="float">
            <text:p>7.001</text:p>
          </table:table-cell>
          <table:table-cell office:value-type="float" office:value="1.704" calcext:value-type="float">
            <text:p>1.704</text:p>
          </table:table-cell>
          <table:table-cell office:value-type="float" office:value="11" calcext:value-type="float">
            <text:p>11.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.000</text:p>
          </table:table-cell>
          <table:table-cell office:value-type="float" office:value="2.918" calcext:value-type="float">
            <text:p>2.918</text:p>
          </table:table-cell>
          <table:table-cell office:value-type="float" office:value="14" calcext:value-type="float">
            <text:p>14.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.000</text:p>
          </table:table-cell>
          <table:table-cell office:value-type="float" office:value="5.135" calcext:value-type="float">
            <text:p>5.135</text:p>
          </table:table-cell>
          <table:table-cell office:value-type="float" office:value="17" calcext:value-type="float">
            <text:p>17.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.000</text:p>
          </table:table-cell>
          <table:table-cell office:value-type="float" office:value="8.006" calcext:value-type="float">
            <text:p>8.006</text:p>
          </table:table-cell>
          <table:table-cell office:value-type="float" office:value="20" calcext:value-type="float">
            <text:p>20.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.000</text:p>
          </table:table-cell>
          <table:table-cell office:value-type="float" office:value="11" calcext:value-type="float">
            <text:p>11.000</text:p>
          </table:table-cell>
          <table:table-cell office:value-type="float" office:value="23" calcext:value-type="float">
            <text:p>23.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.000</text:p>
          </table:table-cell>
          <table:table-cell office:value-type="float" office:value="14" calcext:value-type="float">
            <text:p>14.000</text:p>
          </table:table-cell>
          <table:table-cell office:value-type="float" office:value="26" calcext:value-type="float">
            <text:p>26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22:18:41.650154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3T21:41:26.463580849</meta:creation-date>
    <dc:date>2024-04-19T22:24:05.673518057</dc:date>
    <meta:editing-duration>PT8M20S</meta:editing-duration>
    <meta:editing-cycles>2</meta:editing-cycles>
    <meta:generator>LibreOffice/6.4.7.2$Linux_X86_64 LibreOffice_project/40$Build-2</meta:generator>
    <meta:document-statistic meta:table-count="1" meta:cell-count="4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01cm" svg:height="6.711cm" xlink:href=".." xlink:type="simple" chart:class="chart:bar" chart:style-name="ch1">
        <chart:title svg:x="1.847cm" svg:y="0.27cm" chart:style-name="ch2">
          <text:p>Tiempo de respuesta según nº de usuarios</text:p>
        </chart:title>
        <chart:plot-area chart:style-name="ch3" table:cell-range-address="Sheet1.A3:Sheet1.B13" chart:data-source-has-labels="both" svg:x="1.257cm" svg:y="1.183cm" svg:width="10.798cm" svg:height="4.413cm">
          <chartooo:coordinate-region svg:x="2.54cm" svg:y="1.382cm" svg:width="9.515cm" svg:height="3.567cm"/>
          <chart:axis chart:dimension="x" chart:name="primary-x" chart:style-name="ch4" chartooo:axis-type="auto">
            <chartooo:date-scale/>
            <chart:title svg:x="5.567cm" svg:y="5.73cm" chart:style-name="ch5">
              <text:p>nº de usuarios</text:p>
            </chart:title>
            <chart:categories table:cell-range-address="Sheet1.A4:Sheet1.A13"/>
          </chart:axis>
          <chart:axis chart:dimension="y" chart:name="primary-y" chart:style-name="ch6">
            <chart:title svg:x="0.451cm" svg:y="4.968cm" chart:style-name="ch7">
              <text:p>Tiempo de respuesta</text:p>
            </chart:title>
            <chart:grid chart:style-name="ch8" chart:class="major"/>
          </chart:axis>
          <chart:series chart:style-name="ch9" chart:values-cell-range-address="Sheet1.B4:Sheet1.B13" chart:label-cell-address="Sheet1.B3:Sheet1.B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639">
                <text:p>0.639</text:p>
                <draw:g>
                  <svg:desc>Sheet1.B4:Sheet1.B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23">
                <text:p>0.99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917">
                <text:p>1.9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001">
                <text:p>7.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01cm" svg:height="6.711cm" xlink:href=".." xlink:type="simple" chart:class="chart:bar" chart:style-name="ch1">
        <chart:title svg:x="0.881cm" svg:y="0.27cm" chart:style-name="ch2">
          <text:p>Tiempo de respuesta según nº de usuarios (DOBLE)</text:p>
        </chart:title>
        <chart:plot-area chart:style-name="ch3" table:cell-range-address="Sheet1.A4:Sheet1.A13 Sheet1.C3:Sheet1.C13" chart:data-source-has-labels="both" svg:x="1.257cm" svg:y="1.183cm" svg:width="10.798cm" svg:height="4.413cm">
          <chartooo:coordinate-region svg:x="2.54cm" svg:y="1.382cm" svg:width="9.515cm" svg:height="3.567cm"/>
          <chart:axis chart:dimension="x" chart:name="primary-x" chart:style-name="ch4" chartooo:axis-type="auto">
            <chartooo:date-scale/>
            <chart:title svg:x="5.567cm" svg:y="5.73cm" chart:style-name="ch5">
              <text:p>nº de usuarios</text:p>
            </chart:title>
            <chart:categories table:cell-range-address="Sheet1.A4:Sheet1.A13"/>
          </chart:axis>
          <chart:axis chart:dimension="y" chart:name="primary-y" chart:style-name="ch6">
            <chart:title svg:x="0.451cm" svg:y="4.968cm" chart:style-name="ch7">
              <text:p>Tiempo de respuesta</text:p>
            </chart:title>
            <chart:grid chart:style-name="ch8" chart:class="major"/>
          </chart:axis>
          <chart:series chart:style-name="ch9" chart:values-cell-range-address="Sheet1.C4:Sheet1.C13" chart:label-cell-address="Sheet1.C3:Sheet1.C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(doble)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5546">
                <text:p>0.5546</text:p>
                <draw:g>
                  <svg:desc>Sheet1.C4:Sheet1.C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04">
                <text:p>1.70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135">
                <text:p>5.1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03cm" svg:height="6.714cm" xlink:href=".." xlink:type="simple" chart:class="chart:bar" chart:style-name="ch1">
        <chart:title svg:x="0.935cm" svg:y="0.27cm" chart:style-name="ch2">
          <text:p>Tiempo de respuesta según nº de usuarios (MITAD)</text:p>
        </chart:title>
        <chart:plot-area chart:style-name="ch3" table:cell-range-address="Sheet1.A4:Sheet1.A13 Sheet1.D3:Sheet1.D13" chart:data-source-has-labels="both" svg:x="1.257cm" svg:y="1.183cm" svg:width="10.8cm" svg:height="4.416cm">
          <chartooo:coordinate-region svg:x="2.54cm" svg:y="1.382cm" svg:width="9.517cm" svg:height="3.57cm"/>
          <chart:axis chart:dimension="x" chart:name="primary-x" chart:style-name="ch4" chartooo:axis-type="auto">
            <chartooo:date-scale/>
            <chart:title svg:x="5.568cm" svg:y="5.733cm" chart:style-name="ch5">
              <text:p>nº de usuarios</text:p>
            </chart:title>
            <chart:categories table:cell-range-address="Sheet1.A4:Sheet1.A13"/>
          </chart:axis>
          <chart:axis chart:dimension="y" chart:name="primary-y" chart:style-name="ch6">
            <chart:title svg:x="0.451cm" svg:y="4.97cm" chart:style-name="ch7">
              <text:p>Tiempo de respuesta</text:p>
            </chart:title>
            <chart:grid chart:style-name="ch8" chart:class="major"/>
          </chart:axis>
          <chart:series chart:style-name="ch9" chart:values-cell-range-address="Sheet1.D4:Sheet1.D13" chart:label-cell-address="Sheet1.D3:Sheet1.D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RESPUESTA(mitad)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8516">
                <text:p>0.8516</text:p>
                <draw:g>
                  <svg:desc>Sheet1.D4:Sheet1.D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002">
                <text:p>5.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